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64000000339792DAD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34cm, 8.433cm, 2.184cm, 8.43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08cm" svg:height="6.578cm" svg:x="0cm" svg:y="0cm">
          <draw:image xlink:href="Pictures/100000000000064000000339792DAD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09cm" fo:page-height="6.5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8-29T23:25:46</dc:date>
    <dc:creator>Bruno Luna</dc:creator>
    <meta:document-statistic meta:object-count="1"/>
    <meta:generator>OpenOffice.org/3.2$Unix OpenOffice.org_project/320m12$Build-9483</meta:generator>
  </office:meta>
</office:document-meta>
</file>